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DeclarationVisitorCollector.getCollectedClassDecla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DeclarationVisitorCollector.getCollectedMethodDecla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DeclarationVisitorCollector.visitClassDeclaration( ClassDeclaration 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ionDeclarationVisitorCollector.visitMethodDeclaration( MethodDeclaration 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DeclarationVisitorCollector.getCollectedPackageDecla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DeclarationVisitorCollector.visitInterfaceDeclaration( InterfaceDeclaration 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ionDeclarationVisitorCollector.visitPackageDeclaration( PackageDeclaration 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DeclarationVisitorCollector.getCollectedInterfaceDecla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